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4.2752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bfd89d" fo:border="0.06pt solid #808080"/>
    </style:style>
    <style:style style:name="ce3" style:family="table-cell" style:parent-style-name="Default">
      <style:table-cell-properties fo:border="0.06pt solid #808080"/>
    </style:style>
    <style:style style:name="ce4" style:family="table-cell" style:parent-style-name="Default">
      <style:table-cell-properties fo:background-color="#bfd89d" style:text-align-source="fix" style:repeat-content="false" fo:border="0.06pt solid #80808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808080"/>
      <style:paragraph-properties fo:text-align="center" fo:margin-left="0in"/>
    </style:style>
    <style:style style:name="ce6" style:family="table-cell" style:parent-style-name="Default">
      <style:table-cell-properties fo:background-color="#bfd89d" fo:border="0.06pt solid #80808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PART LIST / BILL OF MATERIAL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MyOpenPCR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Exported</text:p>
          </table:table-cell>
          <table:table-cell/>
          <table:table-cell office:value-type="string" calcext:value-type="string">
            <text:p>from OpenPCRGaudi.b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Library <text:s text:c="5"/>Position (inc</text:p>
          </table:table-cell>
          <table:table-cell office:value-type="string" calcext:value-type="string">
            <text:p>Price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0 uF, 25V, 5.08 mm RAD 470/35</text:p>
          </table:table-cell>
          <table:table-cell office:value-type="string" calcext:value-type="string">
            <text:p>E5-13</text:p>
          </table:table-cell>
          <table:table-cell office:value-type="string" calcext:value-type="string">
            <text:p>rcl <text:s text:c="9"/>(1.975 0.525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x 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MCP 3551-E/SN :: A/D Converter / 18-bit / 1-Kanal / 4sps / SO-8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microchip <text:s text:c="3"/>(0.62 0.43)</text:p>
          </table:table-cell>
          <table:table-cell office:value-type="float" office:value="3.7" calcext:value-type="float">
            <text:p>3.7</text:p>
          </table:table-cell>
          <table:table-cell table:formula="of:=[.G9]*[.C9]"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VNH 3SP30 :: H-Bridge Motor Driver 30A Power, MSOP-30</text:p>
          </table:table-cell>
          <table:table-cell office:value-type="string" calcext:value-type="string">
            <text:p>MULTIPOWERSO-30</text:p>
          </table:table-cell>
          <table:table-cell office:value-type="string" calcext:value-type="string">
            <text:p>Gaudi <text:s text:c="7"/>(1.45 2.7)</text:p>
          </table:table-cell>
          <table:table-cell office:value-type="float" office:value="5.5" calcext:value-type="float">
            <text:p>5.5</text:p>
          </table:table-cell>
          <table:table-cell table:formula="of:=[.G10]*[.C10]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X16 pinheader MPE 094-1-016 / BL 1X20W 2,54</text:p>
          </table:table-cell>
          <table:table-cell/>
          <table:table-cell office:value-type="string" calcext:value-type="string">
            <text:p>pinhead <text:s text:c="5"/>(0.725 2.4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x3 pinheader / connector (2.54 mm) SL 1X36G 2,54</text:p>
          </table:table-cell>
          <table:table-cell office:value-type="string" calcext:value-type="string">
            <text:p>22-23-2031</text:p>
          </table:table-cell>
          <table:table-cell office:value-type="string" calcext:value-type="string">
            <text:p>con-molex <text:s text:c="3"/>(1.65 1.12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x2 pinheader / connector (2.54 mm)</text:p>
          </table:table-cell>
          <table:table-cell office:value-type="string" calcext:value-type="string">
            <text:p>22-23-2021</text:p>
          </table:table-cell>
          <table:table-cell office:value-type="string" calcext:value-type="string">
            <text:p>con-molex <text:s text:c="3"/>(0.6 1.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4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x2 pinheader / connector (2.54 mm)</text:p>
          </table:table-cell>
          <table:table-cell office:value-type="string" calcext:value-type="string">
            <text:p>22-23-2021</text:p>
          </table:table-cell>
          <table:table-cell office:value-type="string" calcext:value-type="string">
            <text:p>con-molex <text:s text:c="3"/>(0.6 0.8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SS97 / IRFI 540N</text:p>
          </table:table-cell>
          <table:table-cell office:value-type="string" calcext:value-type="string">
            <text:p>TO202</text:p>
          </table:table-cell>
          <table:table-cell office:value-type="string" calcext:value-type="string">
            <text:p>openpcr <text:s text:c="5"/>(1.1 1.42)</text:p>
          </table:table-cell>
          <table:table-cell office:value-type="float" office:value="0.8" calcext:value-type="float">
            <text:p>0.8</text:p>
          </table:table-cell>
          <table:table-cell table:formula="of:=[.G15]*[.C15]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68 Ohm <text:s/>/ 1W 68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 <text:s text:c="4"/>(1.1 3.15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.2 kOhm / METALL 2,20K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 <text:s text:c="4"/>(1.15 1.06)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2.2 kOhm / METALL 2,20K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 <text:s text:c="4"/>(1 0.7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$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RDUINO UNO :: Arduino Uno Rev. 3, ATmega328, USB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openpcr <text:s text:c="5"/>(2.25 -0.45)</text:p>
          </table:table-cell>
          <table:table-cell office:value-type="float" office:value="18.5" calcext:value-type="float">
            <text:p>18.5</text:p>
          </table:table-cell>
          <table:table-cell table:formula="of:=[.G19]*[.C19]"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cardo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ND 205-00232 1x2 Connetor (5.08 mm)</text:p>
          </table:table-cell>
          <table:table-cell office:value-type="string" calcext:value-type="string">
            <text:p>W237-132</text:p>
          </table:table-cell>
          <table:table-cell office:value-type="string" calcext:value-type="string">
            <text:p>con-wago-508 (2.1 2.7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ND 205-00232 1x2 Connetor (5.08 mm)</text:p>
          </table:table-cell>
          <table:table-cell office:value-type="string" calcext:value-type="string">
            <text:p>W237-132</text:p>
          </table:table-cell>
          <table:table-cell office:value-type="string" calcext:value-type="string">
            <text:p>con-wago-508 (1.725 1.56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TC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YG NTC 103 :: Präzisions-Temperatursensor TS-NTC-103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[.G22]*[.C22]"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 1x ohne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CD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CD 204B BL :: LCD Dot-Matrix-Modul, 4x20 Zeichen, blau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23]*[.C23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ELTIER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ECB 1 :: Thermo-Modul, Peltierelement, 40x40x3,8mm</text:p>
          </table:table-cell>
          <table:table-cell office:value-type="string" calcext:value-type="string">
            <text:p>51.4W</text:p>
          </table:table-cell>
          <table:table-cell/>
          <table:table-cell office:value-type="float" office:value="19.4" calcext:value-type="float">
            <text:p>19.4</text:p>
          </table:table-cell>
          <table:table-cell table:formula="of:=[.G24]*[.C24]" office:value-type="float" office:value="19.4" calcext:value-type="float">
            <text:p>19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LTIER</text:p>
          </table:table-cell>
          <table:table-cell table:style-name="ce4"/>
          <table:table-cell table:style-name="ce2" office:value-type="string" calcext:value-type="string">
            <text:p>TECB 3 :: Thermo-Modul, Peltierelement, 40x40x3,3mm</text:p>
          </table:table-cell>
          <table:table-cell office:value-type="string" calcext:value-type="string">
            <text:p>68.6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5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yOpenPCR_PCB</text:p>
          </table:table-cell>
          <table:table-cell table:style-name="ce5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OP_HEATER PCB</text:p>
          </table:table-cell>
          <table:table-cell table:style-name="ce5"/>
          <table:table-cell table:style-name="ce3" office:value-type="string" calcext:value-type="string">
            <text:p>LidHeater.b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CB Cooler</text:p>
          </table:table-cell>
          <table:table-cell table:style-name="ce5"/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HEAT_BLOCK</text:p>
          </table:table-cell>
          <table:table-cell table:style-name="ce5"/>
          <table:table-cell table:style-name="ce3"/>
          <table:table-cell table:number-columns-repeated="8"/>
        </table:table-row>
        <table:table-row table:style-name="ro1">
          <table:table-cell/>
          <table:table-cell table:style-name="ce3"/>
          <table:table-cell table:style-name="ce5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OWER SUPPLY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MW GST90A12 :: Tischnetzteil 80 W, 12 V / 6,67 A</text:p>
          </table:table-cell>
          <table:table-cell table:number-columns-repeated="2"/>
          <table:table-cell office:value-type="float" office:value="28.6" calcext:value-type="float">
            <text:p>28.6</text:p>
          </table:table-cell>
          <table:table-cell table:formula="of:=[.G32]*[.C32]" office:value-type="float" office:value="28.6" calcext:value-type="float">
            <text:p>28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bles (Flat) Jumper</text:p>
          </table:table-cell>
          <table:table-cell table:style-name="ce4"/>
          <table:table-cell table:style-name="ce2"/>
          <table:table-cell table:number-columns-repeated="6"/>
          <table:table-cell office:value-type="string" calcext:value-type="string">
            <text:p>Ricardo / 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formula="of:=SUM([.H8:.H32])" office:value-type="float" office:value="100.9" calcext:value-type="float">
            <text:p>100.9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CB Corrections</text:p>
          </table:table-cell>
          <table:table-cell/>
          <table:table-cell office:value-type="string" calcext:value-type="string">
            <text:p>Dickere Brücke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in Durchmesser Cheche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ower Anschluss (Pads +/-)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7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Laser:</text:p>
          </table:table-cell>
          <table:table-cell/>
          <table:table-cell office:value-type="string" calcext:value-type="string">
            <text:p>IRLR 120N</text:p>
          </table:table-cell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4:46:05.944054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6:26:39.744150912</dc:date>
    <dc:creator>Urs Gaudenz</dc:creator>
    <meta:generator>LibreOffice/4.2.8.2$Linux_x86 LibreOffice_project/420m0$Build-2</meta:generator>
    <meta:editing-duration>PT1H21M45S</meta:editing-duration>
    <meta:editing-cycles>8</meta:editing-cycles>
    <meta:document-statistic meta:table-count="1" meta:cell-count="170" meta:object-count="0"/>
  </office:meta>
</office:document-meta>
</file>